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13.1pt"/>
    </style:style>
    <style:style style:name="co4" style:family="table-column">
      <style:table-column-properties fo:break-before="auto" style:column-width="304.89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331.91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12.36pt"/>
    </style:style>
    <style:style style:name="co10" style:family="table-column">
      <style:table-column-properties fo:break-before="auto" style:column-width="264.76pt"/>
    </style:style>
    <style:style style:name="co11" style:family="table-column">
      <style:table-column-properties fo:break-before="auto" style:column-width="31.6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y 1</text:p>
          </table:table-cell>
          <table:table-cell office:value-type="string" calcext:value-type="string">
            <text:p>Seen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Seen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Seen?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Seen?</text:p>
          </table:table-cell>
        </table:table-row>
        <table:table-row table:style-name="ro1">
          <table:table-cell office:value-type="string" calcext:value-type="string">
            <text:p>The Rocky Road to TLS 1.3 and better Internet Encryp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ightning Talks Day 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ightning Talks Day 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ightning Talks Day 4</text:p>
          </table:table-cell>
          <table:table-cell/>
        </table:table-row>
        <table:table-row table:style-name="ro1">
          <table:table-cell office:value-type="string" calcext:value-type="string">
            <text:p>"The" Social Credit Syste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xplaining Online US Political Advertising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The Critical Making Movemen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et's reverse engineer the Universe</text:p>
          </table:table-cell>
          <table:table-cell/>
        </table:table-row>
        <table:table-row table:style-name="ro1">
          <table:table-cell office:value-type="string" calcext:value-type="string">
            <text:p>Censored Planet: a Global Censorship Observatory 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Verhalten bei Hausdurchsuchungen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Viva la Vita Vid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5C3 Infrastructure Review</text:p>
          </table:table-cell>
          <table:table-cell/>
        </table:table-row>
        <table:table-row table:style-name="ro1">
          <table:table-cell office:value-type="string" calcext:value-type="string">
            <text:p>How does the Internet work?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How to teach programming to your loved one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Memsa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acking how we see</text:p>
          </table:table-cell>
          <table:table-cell/>
        </table:table-row>
        <table:table-row table:style-name="ro1">
          <table:table-cell office:value-type="string" calcext:value-type="string">
            <text:p>wallet.fail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Computer, die über Asyl (mit)entscheiden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Freedom needs fighters!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Open Source Orgelbau</text:p>
          </table:table-cell>
          <table:table-cell/>
        </table:table-row>
        <table:table-row table:style-name="ro1">
          <table:table-cell office:value-type="string" calcext:value-type="string">
            <text:p>"Das ist mir nicht erinnerlich." − Der NSU-Komplex heute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Snakes and Rabbits - How CCC shaped an open hardware succes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Conquering Large Numbers at the LHC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Cat &amp; Mouse: Evading the Censors in 2018</text:p>
          </table:table-cell>
          <table:table-cell/>
        </table:table-row>
        <table:table-row table:style-name="ro1">
          <table:table-cell office:value-type="string" calcext:value-type="string">
            <text:p>What The Fax?!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The Layman's Guide to Zero-Day Engineering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No evidence of communication and morality in protocols: Off-the-Record protocol version 4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What the flag is CTF?</text:p>
          </table:table-cell>
          <table:table-cell/>
        </table:table-row>
        <table:table-row table:style-name="ro1">
          <table:table-cell office:value-type="string" calcext:value-type="string">
            <text:p>Genom-Editierung mit CRISPR/Ca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A deep dive into the world of DOS viruse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Internet of Dong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Microtargeting und Manipulation</text:p>
          </table:table-cell>
          <table:table-cell/>
        </table:table-row>
        <table:table-row table:style-name="ro1">
          <table:table-cell office:value-type="string" calcext:value-type="string">
            <text:p>Modchips of the State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All Creatures Welcome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How Facebook tracks you on Android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Netzpolitischer Wetterbericht 2018</text:p>
          </table:table-cell>
          <table:table-cell/>
        </table:table-row>
        <table:table-row table:style-name="ro1">
          <table:table-cell office:value-type="string" calcext:value-type="string">
            <text:p>Inside the AMD Microcode ROM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Exploring fraud in telephony network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From Zero to Zero Day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Dissecting Broadcom Bluetooth</text:p>
          </table:table-cell>
          <table:table-cell/>
        </table:table-row>
        <table:table-row table:style-name="ro1">
          <table:table-cell office:value-type="string" calcext:value-type="string">
            <text:p>Locked up science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SymbiFlow - Finally the GCC of FPGAs!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Kosmische Teilchenbeschleuniger und ihre Spuren in der Antarkti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Security Nightmares 0x13</text:p>
          </table:table-cell>
          <table:table-cell/>
        </table:table-row>
        <table:table-row table:style-name="ro1">
          <table:table-cell office:value-type="string" calcext:value-type="string">
            <text:p>Mind the Trap: Die Netzpolitik der AfD im Bundestag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The nextpnr FOSS FPGA place-and-route tool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MicroPython – Python for Microcontroller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Closing Event</text:p>
          </table:table-cell>
          <table:table-cell/>
        </table:table-row>
        <table:table-row table:style-name="ro1">
          <table:table-cell office:value-type="string" calcext:value-type="string">
            <text:p>First Sednit UEFI Rootkit Unveiled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How medicine discovered sex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In Soviet Russia Smart Card Hacks You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Radical Digital Paint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tenschutz für Neulandbürger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The good, the strange and the ugly in 2018 art &amp;tech 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Domain Name System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Court in the Akt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pace Ops 101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Analyze the Facebook algorithm and reclaim data sovereignty 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Web-based Cryptojacking in the Wild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Kickstart the Chaos: Hackerspace gründen für Anfäng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gital Airwave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A Christmas Carol - The Spectres of the Past, Present, and Future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Modeling and Simulation of Physical Systems for Hobbyist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Are machines feminine?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itzens or subjects? The battle to control our bodies, speech and communication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SuperMUC-NG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Remo2hbo -Robustes und reparierbares Vitalparametermonitoring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Kernel Tracing With eBP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os im Fernsehrat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What is Good Technology?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Funkzellenabfrage: Die alltägliche Rasterfahndung unserer Handydaten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Augmented Reality: Bridging the gap between the physical and the digital worl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uantum Mechanic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Inside the Fake Science Factorie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#afdwegbassen: Protest, (Club-)Kultur und antifaschistischer Widerstand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t Always Feels Like the Five Eyes Are Watching You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Jahresrückblick des CCC 2018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Die dreckige Empirie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pening Event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The Surveillance State limited by acts of courage and conscience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Die verborgene Seite des Mobilfunks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he Precariat: A Disruptive Class for Disruptive Times.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Smart Home - Smart Hack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Best of Informationsfreiheit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lection Cybersecurity Progress Report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The Enemy 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Archäologische Studien im Datenmüll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ming the Chaos: Can we build systems that actually work?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Attacking end-to-end email encryption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Truly cardless: Jackpotting an ATM using auxiliary devices.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unting the Sigfox: Wireless IoT Network Security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The Ghost in the Machine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Russia vs. Telegram: technical notes on the battle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troduction to Deep Learning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Die EU und ihre Institutionen 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The Mars Rover On-board Computer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ckerethik - eine Einführung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Meine Abenteuer im EU-Parlament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Du kannst alles hacken – du darfst dich nur nicht erwischen lassen.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enenerkennung hacken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s/>C2X: The television will not be revolutionized.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Electronic Evicence in Criminal Matters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10, BND-Gesetz und der effektive Schutz vor Grundrechten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The Urban Organism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Desinformation und Fake News - Bekämpfung und Verifizierung leicht gemacht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l Your Gesundheitsakten Are Belong To U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Reality Check! Basel/Lagos?? In virtual reality?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Hebocon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lizeigesetze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Wind: Off-Grid Services for Everyday People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Chaos Communication Slam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reude ist nur ein Mangel an Information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Projekt Hannah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Internet, the Business Side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oing Deep Underground to Watch the Star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Was schützt eigentlich der Datenschutz?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Transhuman Expression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breSilicon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Schweiz: Netzpolitik zwischen Bodensee und Matterhorn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Planes and Ships and Saving Lives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liVaccine: North Korea's Weapon of Mass Detection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Wallet Security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Enclosure-PUF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uttlebutt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DISNOVATION.ORG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Sneaking In Network Security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ormation Biology - Investigating the information flow in living systems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Mondnach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ttacking Chrome IPC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froroutes: Africa Elsewhere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A farewell to soul-crushing cod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 WebPage in Three Acts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 Routing Interregnum: Internet infrastructure transition in Crimea after Russian annexation <text:s/>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odern Windows Userspace Exploita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dia Disruption Led By The Blind</text:p>
          </table:table-cell>
          <table:table-cell/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 la recherche de l'information perdu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ense without sight: a crash course on #BlindNaviga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 foodsaving grassroots movement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ctical Embodimen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ater und Quantenzeitalte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Repair-Cafés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D-WAN a New Ho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ever Forgett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Provable Security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tistic PCB Design and Fabrica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<text:s/>Feminist Perspectiv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afe and Secure Drivers in High-Level Languages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rontex: Der europäische Grenzgeheimdiens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Jailbreaking iO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elf-encrypting deception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pdates von der europäischen Außengrenz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imulating Universe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atrix, the current status and year to date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Cyber-)Stalking: Wenn Grenzen verschwimme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 year in post-quantum crypt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Die Häuser denen, die darin wohnen!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alking, Spy Apps, Doxing: Digitale Gewalt gegen Fraue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ehr schlecht als Recht: Grauzone Sicherheitsforschung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mpromising online accounts by cracking voicemail systems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A Blockchain Picture Book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ansmission Control Protocol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Butterbrotdosen-Smartphone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pen Source Firmware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Hacking the Human Microbiome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cking Ecology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Circumventing video identification using augmented reality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table:number-columns-repeated="6" office:value-type="string" calcext:value-type="string">
            <text:p/>
          </table:table-cell>
          <table:table-cell office:value-type="string" calcext:value-type="string">
            <text:p>Österreich: Überwachungsstaat oder doch nur Digitalisierung für Anfänger?</text:p>
          </table:table-cell>
          <table:table-cell table:number-columns-repeated="4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1-03T12:16:47.359407417</dc:date>
    <meta:editing-duration>PT3M29S</meta:editing-duration>
    <meta:editing-cycles>1</meta:editing-cycles>
    <meta:document-statistic meta:table-count="1" meta:cell-count="465" meta:object-count="0"/>
  </office:meta>
</office:document-meta>
</file>